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ource Serif Pro" svg:font-family="'Source Serif Pro'" style:font-family-generic="roman"/>
    <style:font-face style:name="Droid Sans Devanagari1" svg:font-family="'Droid Sans Devanagari'" style:font-family-generic="swiss"/>
    <style:font-face style:name="SimSun" svg:font-family="SimSun, 宋体"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25in" fo:text-indent="0in" style:auto-text-indent="false"/>
    </style:style>
    <style:style style:name="P3" style:family="paragraph" style:parent-style-name="ANEXOS">
      <style:paragraph-properties fo:break-before="page"/>
    </style:style>
    <style:style style:name="P4" style:family="paragraph" style:parent-style-name="NOME_20_AUTOR">
      <style:paragraph-properties fo:break-before="page"/>
    </style:style>
    <style:style style:name="P5" style:family="paragraph" style:parent-style-name="TITULO_20__2f_agradecimentos_2f_sumario_2f_resumos_2f_etc">
      <style:paragraph-properties fo:break-before="page"/>
    </style:style>
    <style:style style:name="P6" style:family="paragraph" style:parent-style-name="Contents_20_1">
      <style:paragraph-properties>
        <style:tab-stops>
          <style:tab-stop style:position="6.2929in" style:type="right" style:leader-style="dotted" style:leader-text="."/>
        </style:tab-stops>
      </style:paragraph-properties>
    </style:style>
    <style:style style:name="P7" style:family="paragraph" style:parent-style-name="Contents_20_1">
      <style:paragraph-properties>
        <style:tab-stops>
          <style:tab-stop style:position="0.3335in"/>
          <style:tab-stop style:position="6.2929in" style:type="right" style:leader-style="dotted" style:leader-text="."/>
        </style:tab-stops>
      </style:paragraph-properties>
    </style:style>
    <style:style style:name="P8" style:family="paragraph" style:parent-style-name="Contents_20_1">
      <style:text-properties officeooo:paragraph-rsid="00150b6b"/>
    </style:style>
    <style:style style:name="P9" style:family="paragraph" style:parent-style-name="Contents_20_1">
      <style:text-properties officeooo:paragraph-rsid="00200c67"/>
    </style:style>
    <style:style style:name="P10" style:family="paragraph" style:parent-style-name="Contents_20_3">
      <style:paragraph-properties>
        <style:tab-stops>
          <style:tab-stop style:position="1in"/>
          <style:tab-stop style:position="6.2929in" style:type="right" style:leader-style="dotted" style:leader-text="."/>
        </style:tab-stops>
      </style:paragraph-properties>
    </style:style>
    <style:style style:name="P11" style:family="paragraph" style:parent-style-name="Default">
      <style:paragraph-properties fo:text-align="center" style:justify-single-word="false"/>
      <style:text-properties fo:language="pt" fo:country="BR"/>
    </style:style>
    <style:style style:name="P12" style:family="paragraph" style:parent-style-name="NOME_20_AUTOR">
      <style:text-properties fo:color="#008000"/>
    </style:style>
    <style:style style:name="P13" style:family="paragraph" style:parent-style-name="NOME_20_AUTOR">
      <style:text-properties fo:font-size="12pt" fo:font-weight="normal" style:font-size-asian="12pt" style:font-weight-asian="normal"/>
    </style:style>
    <style:style style:name="P14" style:family="paragraph" style:parent-style-name="Normal_20_-_20_resumo_2f_abstract">
      <style:text-properties style:font-name-asian="Arial"/>
    </style:style>
    <style:style style:name="P15" style:family="paragraph" style:parent-style-name="Normal_20_-_20_resumo_2f_abstract">
      <style:text-properties fo:language="en" fo:country="US"/>
    </style:style>
    <style:style style:name="P16" style:family="paragraph" style:parent-style-name="Palavras_20_Chaves">
      <style:text-properties fo:language="pt" fo:country="BR"/>
    </style:style>
    <style:style style:name="P17" style:family="paragraph" style:parent-style-name="REFERÊNCIA_20_BIBLIOGRÁFICA">
      <style:paragraph-properties fo:text-align="start" style:justify-single-word="false"/>
    </style:style>
    <style:style style:name="P18" style:family="paragraph" style:parent-style-name="Standard">
      <style:paragraph-properties fo:text-align="center" style:justify-single-word="false"/>
    </style:style>
    <style:style style:name="P19" style:family="paragraph" style:parent-style-name="Standard">
      <style:text-properties fo:font-size="12pt" fo:font-weight="bold" style:font-size-asian="12pt" style:font-weight-asian="bold"/>
    </style:style>
    <style:style style:name="P20" style:family="paragraph" style:parent-style-name="Standard">
      <style:paragraph-properties fo:text-align="center" style:justify-single-word="false"/>
      <style:text-properties style:font-size-complex="12pt"/>
    </style:style>
    <style:style style:name="P21" style:family="paragraph" style:parent-style-name="Standard">
      <style:text-properties fo:font-weight="bold" style:font-weight-asian="bold"/>
    </style:style>
    <style:style style:name="P22" style:family="paragraph" style:parent-style-name="Standard">
      <style:paragraph-properties fo:text-align="center" style:justify-single-word="false"/>
      <style:text-properties fo:font-weight="bold" style:font-weight-asian="bold"/>
    </style:style>
    <style:style style:name="P23" style:family="paragraph" style:parent-style-name="Standard">
      <style:paragraph-properties fo:text-align="end" style:justify-single-word="false"/>
    </style:style>
    <style:style style:name="P24" style:family="paragraph" style:parent-style-name="Standard">
      <style:text-properties fo:text-transform="uppercase" fo:font-weight="bold" style:font-weight-asian="bold"/>
    </style:style>
    <style:style style:name="P25" style:family="paragraph" style:parent-style-name="Standard">
      <style:paragraph-properties fo:text-align="center" style:justify-single-word="false"/>
      <style:text-properties fo:text-transform="uppercase" fo:font-weight="bold" style:font-weight-asian="bold"/>
    </style:style>
    <style:style style:name="P26" style:family="paragraph" style:parent-style-name="Standard">
      <style:text-properties style:font-name="Times New Roman" fo:language="none" fo:country="none" fo:font-weight="bold" style:font-name-asian="SimSun" style:language-asian="none" style:country-asian="none" style:font-weight-asian="bold" style:font-name-complex="Times New Roman" style:font-size-complex="12pt"/>
    </style:style>
    <style:style style:name="P27" style:family="paragraph" style:parent-style-name="Standard">
      <style:text-properties fo:color="#008000"/>
    </style:style>
    <style:style style:name="P28" style:family="paragraph" style:parent-style-name="Standard">
      <style:text-properties officeooo:paragraph-rsid="00150b6b"/>
    </style:style>
    <style:style style:name="P29" style:family="paragraph" style:parent-style-name="Standard">
      <style:text-properties officeooo:paragraph-rsid="00211449"/>
    </style:style>
    <style:style style:name="P30"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31" style:family="paragraph" style:parent-style-name="Standard">
      <style:paragraph-properties fo:margin-left="2.8752in" fo:margin-right="0in" fo:text-indent="0in" style:auto-text-indent="false"/>
    </style:style>
    <style:style style:name="P32" style:family="paragraph" style:parent-style-name="Standard">
      <style:paragraph-properties fo:margin-left="2.8752in" fo:margin-right="0in" fo:text-indent="0in" style:auto-text-indent="false"/>
      <style:text-properties style:font-name-complex="Arial"/>
    </style:style>
    <style:style style:name="P33" style:family="paragraph" style:parent-style-name="Standard">
      <style:paragraph-properties fo:margin-left="2.8752in" fo:margin-right="0in" fo:text-indent="0in" style:auto-text-indent="false" fo:break-before="page"/>
      <style:text-properties style:font-name-complex="Arial"/>
    </style:style>
    <style:style style:name="P34" style:family="paragraph" style:parent-style-name="Standard">
      <style:paragraph-properties fo:margin-left="0in" fo:margin-right="0in" fo:text-indent="0.748in" style:auto-text-indent="false"/>
    </style:style>
    <style:style style:name="P35" style:family="paragraph" style:parent-style-name="NOME_20_AUTOR">
      <style:paragraph-properties fo:margin-left="3.25in" fo:margin-right="0in" fo:text-align="justify" style:justify-single-word="false" fo:text-indent="0in" style:auto-text-indent="false"/>
      <style:text-properties fo:font-size="12pt" fo:font-weight="normal" style:font-size-asian="12pt" style:font-weight-asian="normal"/>
    </style:style>
    <style:style style:name="P36" style:family="paragraph" style:parent-style-name="Heading_20_2">
      <style:text-properties officeooo:paragraph-rsid="001d15d2"/>
    </style:style>
    <style:style style:name="P37" style:family="paragraph" style:parent-style-name="Heading_20_2">
      <style:text-properties officeooo:paragraph-rsid="001b28af"/>
    </style:style>
    <style:style style:name="P38" style:family="paragraph" style:parent-style-name="Heading_20_2">
      <style:text-properties officeooo:paragraph-rsid="0022d60c"/>
    </style:style>
    <style:style style:name="P39" style:family="paragraph" style:parent-style-name="Contents_20_1">
      <style:text-properties officeooo:paragraph-rsid="00150b6b"/>
    </style:style>
    <style:style style:name="P40" style:family="paragraph" style:parent-style-name="Standard">
      <style:text-properties style:use-window-font-color="true" style:font-name="Arial" fo:font-size="12pt" fo:language="pt" fo:country="BR" officeooo:rsid="001c877f" officeooo:paragraph-rsid="002909ee" style:font-name-asian="Times New Roman" style:font-size-asian="12pt" style:font-name-complex="Arial" style:font-size-complex="10pt" style:language-complex="ar" style:country-complex="SA"/>
    </style:style>
    <style:style style:name="P41" style:family="paragraph" style:parent-style-name="Standard">
      <style:text-properties officeooo:paragraph-rsid="00150b6b"/>
    </style:style>
    <style:style style:name="P42" style:family="paragraph" style:parent-style-name="Standard">
      <style:text-properties officeooo:paragraph-rsid="00211449"/>
    </style:style>
    <style:style style:name="P43" style:family="paragraph" style:parent-style-name="Standard" style:master-page-name="Standard">
      <style:paragraph-properties fo:text-align="center" style:justify-single-word="false" style:page-number="auto"/>
    </style:style>
    <style:style style:name="P44" style:family="paragraph" style:parent-style-name="Standard">
      <style:paragraph-properties fo:break-before="page"/>
      <style:text-properties officeooo:rsid="001b28af" officeooo:paragraph-rsid="00150b6b" fo:background-color="#ffff00"/>
    </style:style>
    <style:style style:name="P45" style:family="paragraph" style:parent-style-name="Heading_20_1" style:master-page-name="Convert_20_1">
      <style:paragraph-properties style:page-number="auto"/>
    </style:style>
    <style:style style:name="T1" style:family="text">
      <style:text-properties fo:color="#008000"/>
    </style:style>
    <style:style style:name="T2" style:family="text">
      <style:text-properties style:text-position="super 58%" style:font-size-complex="12pt"/>
    </style:style>
    <style:style style:name="T3" style:family="text">
      <style:text-properties style:font-name-complex="Arial"/>
    </style:style>
    <style:style style:name="T4" style:family="text">
      <style:text-properties fo:language="en" fo:country="US" style:font-name-asian="Arial"/>
    </style:style>
    <style:style style:name="T5" style:family="text">
      <style:text-properties fo:language="en" fo:country="US" style:language-asian="none" style:country-asian="none"/>
    </style:style>
    <style:style style:name="T6" style:family="text">
      <style:text-properties fo:language="none" fo:country="none" style:language-asian="none" style:country-asian="none"/>
    </style:style>
    <style:style style:name="T7" style:family="text">
      <style:text-properties fo:language="none" fo:country="none" officeooo:rsid="001b28af" style:language-asian="none" style:country-asian="none"/>
    </style:style>
    <style:style style:name="T8" style:family="text">
      <style:text-properties style:font-name="Times New Roman" fo:language="none" fo:country="none" style:font-name-asian="SimSun" style:language-asian="none" style:country-asian="none" style:font-name-complex="Times New Roman" style:font-size-complex="12pt"/>
    </style:style>
    <style:style style:name="T9" style:family="text">
      <style:text-properties officeooo:rsid="0011faeb"/>
    </style:style>
    <style:style style:name="T10" style:family="text">
      <style:text-properties officeooo:rsid="0012667d"/>
    </style:style>
    <style:style style:name="T11"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2" style:family="text">
      <style:text-properties style:use-window-font-color="true" style:font-name="Arial" fo:font-size="12pt" fo:language="pt" fo:country="BR" officeooo:rsid="00150b6b" style:font-name-asian="Times New Roman" style:font-size-asian="12pt" style:font-name-complex="Arial" style:font-size-complex="10pt" style:language-complex="ar" style:country-complex="SA"/>
    </style:style>
    <style:style style:name="T13" style:family="text">
      <style:text-properties style:use-window-font-color="true" style:font-name="Arial" fo:font-size="12pt" fo:language="pt" fo:country="BR" officeooo:rsid="00156ac9" style:font-name-asian="Times New Roman" style:font-size-asian="12pt" style:font-name-complex="Arial" style:font-size-complex="10pt" style:language-complex="ar" style:country-complex="SA"/>
    </style:style>
    <style:style style:name="T14" style:family="text">
      <style:text-properties style:use-window-font-color="true" style:font-name="Arial" fo:font-size="12pt" fo:language="pt" fo:country="BR" officeooo:rsid="0016f2c7" style:font-name-asian="Times New Roman" style:font-size-asian="12pt" style:font-name-complex="Arial" style:font-size-complex="10pt" style:language-complex="ar" style:country-complex="SA"/>
    </style:style>
    <style:style style:name="T15" style:family="text">
      <style:text-properties style:use-window-font-color="true" style:font-name="Arial" fo:font-size="12pt" fo:language="pt" fo:country="BR" officeooo:rsid="0017af1f" style:font-name-asian="Times New Roman" style:font-size-asian="12pt" style:font-name-complex="Arial" style:font-size-complex="10pt" style:language-complex="ar" style:country-complex="SA"/>
    </style:style>
    <style:style style:name="T16" style:family="text">
      <style:text-properties style:use-window-font-color="true" style:font-name="Arial" fo:font-size="12pt" fo:language="pt" fo:country="BR" officeooo:rsid="00198d5c" style:font-name-asian="Times New Roman" style:font-size-asian="12pt" style:font-name-complex="Arial" style:font-size-complex="10pt" style:language-complex="ar" style:country-complex="SA"/>
    </style:style>
    <style:style style:name="T17" style:family="text">
      <style:text-properties style:use-window-font-color="true" style:font-name="Arial" fo:font-size="12pt" fo:language="pt" fo:country="BR" officeooo:rsid="001b28af" style:font-name-asian="Times New Roman" style:font-size-asian="12pt" style:font-name-complex="Arial" style:font-size-complex="10pt" style:language-complex="ar" style:country-complex="SA"/>
    </style:style>
    <style:style style:name="T18"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1ec5aa"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200c67"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211449"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22d60c"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1c877f"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247913"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256dab"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1b28af" fo:background-color="#ffff00" loext:char-shading-value="0"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fo:font-style="italic" officeooo:rsid="00200c67" style:font-name-asian="Times New Roman" style:font-size-asian="12pt" style:font-style-asian="italic" style:font-name-complex="Arial" style:font-size-complex="10pt" style:language-complex="ar" style:country-complex="SA" style:font-style-complex="italic"/>
    </style:style>
    <style:style style:name="T29" style:family="text">
      <style:text-properties style:use-window-font-color="true" style:font-name="Arial" fo:font-size="12pt" fo:language="pt" fo:country="BR" fo:font-style="italic" officeooo:rsid="00211449" style:font-name-asian="Times New Roman" style:font-size-asian="12pt" style:font-style-asian="italic" style:font-name-complex="Arial" style:font-size-complex="10pt" style:language-complex="ar" style:country-complex="SA" style:font-style-complex="italic"/>
    </style:style>
    <style:style style:name="T30" style:family="text">
      <style:text-properties style:use-window-font-color="true" style:font-name="Arial" fo:font-size="12pt" fo:language="pt" fo:country="BR" fo:font-style="italic" officeooo:rsid="0022d60c" style:font-name-asian="Times New Roman" style:font-size-asian="12pt" style:font-style-asian="italic" style:font-name-complex="Arial" style:font-size-complex="10pt" style:language-complex="ar" style:country-complex="SA" style:font-style-complex="italic"/>
    </style:style>
    <style:style style:name="T31" style:family="text">
      <style:text-properties style:use-window-font-color="true" style:font-name="Arial" fo:font-size="12pt" fo:language="pt" fo:country="BR" fo:font-style="normal" officeooo:rsid="00200c67" style:font-name-asian="Times New Roman" style:font-size-asian="12pt" style:font-style-asian="normal" style:font-name-complex="Arial" style:font-size-complex="10pt" style:language-complex="ar" style:country-complex="SA" style:font-style-complex="normal"/>
    </style:style>
    <style:style style:name="T32" style:family="text">
      <style:text-properties style:use-window-font-color="true" style:font-name="Arial" fo:font-size="12pt" fo:language="pt" fo:country="BR" fo:font-style="normal" officeooo:rsid="001ec5aa" style:font-name-asian="Times New Roman" style:font-size-asian="12pt" style:font-style-asian="normal" style:font-name-complex="Arial" style:font-size-complex="10pt" style:language-complex="ar" style:country-complex="SA" style:font-style-complex="normal"/>
    </style:style>
    <style:style style:name="T33" style:family="text">
      <style:text-properties style:use-window-font-color="true" style:font-name="Arial" fo:font-size="12pt" fo:language="pt" fo:country="BR" fo:font-style="normal" officeooo:rsid="00211449" style:font-name-asian="Times New Roman" style:font-size-asian="12pt" style:font-style-asian="normal" style:font-name-complex="Arial" style:font-size-complex="10pt" style:language-complex="ar" style:country-complex="SA" style:font-style-complex="normal"/>
    </style:style>
    <style:style style:name="T34"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35" style:family="text">
      <style:text-properties officeooo:rsid="00150b6b"/>
    </style:style>
    <style:style style:name="T36" style:family="text">
      <style:text-properties officeooo:rsid="001d15d2" fo:background-color="#ffff00" loext:char-shading-value="0"/>
    </style:style>
    <style:style style:name="T37" style:family="text">
      <style:text-properties officeooo:rsid="001b28af" fo:background-color="#ffff00" loext:char-shading-value="0"/>
    </style:style>
    <style:style style:name="T38" style:family="text">
      <style:text-properties officeooo:rsid="001ec5aa"/>
    </style:style>
    <style:style style:name="T39" style:family="text">
      <style:text-properties officeooo:rsid="00200c67"/>
    </style:style>
    <style:style style:name="T40" style:family="text">
      <style:text-properties fo:font-style="italic" officeooo:rsid="00200c67" style:font-style-asian="italic" style:font-style-complex="italic"/>
    </style:style>
    <style:style style:name="T41" style:family="text">
      <style:text-properties fo:font-style="normal" officeooo:rsid="001d6277" style:font-style-asian="normal" style:font-style-complex="normal"/>
    </style:style>
    <style:style style:name="T42" style:family="text">
      <style:text-properties officeooo:rsid="00211449"/>
    </style:style>
    <style:style style:name="T43" style:family="text">
      <style:text-properties officeooo:rsid="001d6277"/>
    </style:style>
    <style:style style:name="T44" style:family="text">
      <style:text-properties officeooo:rsid="001c877f"/>
    </style:style>
    <style:style style:name="T45" style:family="text">
      <style:text-properties officeooo:rsid="00247913"/>
    </style:style>
    <style:style style:name="T46" style:family="text">
      <style:text-properties officeooo:rsid="002909ee"/>
    </style:style>
    <style:style style:name="T47"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style:style>
    <style:style style:name="fr2"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18"/>
      <text:p text:style-name="NOME_20_AUTOR">UNIVERSIDADE FEDERAL FLUMINENSE</text:p>
      <text:p text:style-name="NOME_20_AUTOR">CAIO</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text:soft-page-break/>2019</text:p>
      <text:p text:style-name="P4">CAIO</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12"/>
      <text:p text:style-name="NOME_20_AUTOR"/>
      <text:p text:style-name="NOME_20_AUTOR"/>
      <text:p text:style-name="P35">Trabalho de Conclusão de Curso submetido ao Curso de Tecnologia em Sistemas de Computação da Universidade Federal Fluminense como requisito parcial para obtenção do título de Tecnólogo em Sistemas de Computação.</text:p>
      <text:p text:style-name="P13"/>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text:soft-page-break/>2019</text:p>
      <text:p text:style-name="P4">CAIO</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35">Trabalho de Conclusão de Curso submetido ao Curso de Tecnologia em Sistemas de Computação da Universidade Federal Fluminense como requisito parcial para obtenção do título de Tecnólogo em Sistemas de Computação.</text:p>
      <text:p text:style-name="P19"/>
      <text:p text:style-name="P18">Niterói, ___ de _______________ de 2019.</text:p>
      <text:p text:style-name="P18"/>
      <text:p text:style-name="Standard">Banca Examinadora:</text:p>
      <text:p text:style-name="P18">_________________________________________</text:p>
      <text:p text:style-name="P11">Prof. Altobelli de Brito Mantuan, Msc. – Orientador</text:p>
      <text:p text:style-name="P20">UFF –Universidade Federal Fluminense</text:p>
      <text:p text:style-name="P18">_________________________________________</text:p>
      <text:p text:style-name="P18">Prof. ou Prof<text:span text:style-name="T2">a</text:span>. &lt;NOME&gt;, &lt;Título&gt;. – <text:span text:style-name="T1"><text:s/></text:span>Avaliador</text:p>
      <text:p text:style-name="P18">&lt;Sigla da Universidade&gt; - &lt;Nome da Universidade&gt;</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Dedico este trabalho a minha família.</text:p>
      <text:p text:style-name="P22"/>
      <text:p text:style-name="P5">AGRADECIMENTOS</text:p>
      <text:p text:style-name="P32">A Deus, que sempre iluminou a minha caminhada.</text:p>
      <text:p text:style-name="P32"/>
      <text:p text:style-name="P32">A meu Orientador Altobelli de brito Mantuan pelo estímulo e atenção que me concedeu durante o curso.</text:p>
      <text:p text:style-name="P32"/>
      <text:p text:style-name="P32">Aos Colegas de curso pelo incentivo e troca de experiências.</text:p>
      <text:p text:style-name="P32"/>
      <text:p text:style-name="P32">A todos os meus familiares e amigos pelo apoio e colaboração.</text:p>
      <text:p text:style-name="P33"/>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2"/>
      <text:p text:style-name="P22"/>
      <text:p text:style-name="P22"/>
      <text:p text:style-name="P22"/>
      <text:p text:style-name="P22"/>
      <text:p text:style-name="P22"/>
      <text:p text:style-name="P22"/>
      <text:p text:style-name="P22"/>
      <text:p text:style-name="P22"/>
      <text:p text:style-name="P24"/>
      <text:p text:style-name="P25"/>
      <text:p text:style-name="P22"/>
      <text:p text:style-name="P22"/>
      <text:p text:style-name="P22"/>
      <text:p text:style-name="P22"/>
      <text:p text:style-name="P22"/>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A maior parte das empresa utiliza sistemas computação para apoiar suas atividades e com o passar do tempo fica acumulado uma grande massa de dados. Esses dados <text:s/>representam o histórico dessas atividades e possui implicitamen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4"><text:s text:c="2"/></text:p>
      <text:p text:style-name="P16">Palavras-chaves: regras de associação, mineração de dados, medidas de interesse.</text:p>
      <text:p text:style-name="P16"/>
      <text:p text:style-name="P16"/>
      <text:p text:style-name="P16"/>
      <text:p text:style-name="P3"><text:bookmark-start text:name="__RefHeading___Toc378694360"/>ABSTRACT<text:bookmark-end text:name="__RefHeading___Toc378694360"/><text:bookmark text:name="ABSTRACT"/></text:p>
      <text:p text:style-name="P15">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alavras_20_Chaves">Key words: Association Rules, data mining, measures of interest.</text:p>
      <text:p text:style-name="P3"><text:span text:style-name="T4"><text:s/></text:span>SUMÁRIO</text:p>
      <text:p text:style-name="P21"/>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5f_5f_5f_20_5f_5f_5f_1"/>
            <text:index-source-style text:style-name="REFERÊNCIA_20_BIBLIOGRÁFICA"/>
            <text:index-source-style text:style-name="ANEXOS"/>
          </text:index-source-styles>
        </text:table-of-content-source>
        <text:index-body>
          <text:p text:style-name="P6"><text:a xlink:type="simple" xlink:href="#__RefHeading___Toc378694359" text:style-name="Index_20_Link" text:visited-style-name="Index_20_Link"><text:span text:style-name="T6">RESUMO<text:tab/>7</text:span></text:a></text:p>
          <text:p text:style-name="P6"><text:a xlink:type="simple" xlink:href="#__RefHeading___Toc378694360" text:style-name="Index_20_Link" text:visited-style-name="Index_20_Link"><text:span text:style-name="T5">ABSTRACT</text:span></text:a><text:a xlink:type="simple" xlink:href="#__RefHeading___Toc378694360" text:style-name="Index_20_Link" text:visited-style-name="Index_20_Link"><text:span text:style-name="T6"><text:tab/>8</text:span></text:a></text:p>
          <text:p text:style-name="P7"><text:a xlink:type="simple" xlink:href="#__RefHeading___Toc378694366" text:style-name="Index_20_Link" text:visited-style-name="Index_20_Link"><text:span text:style-name="T6">1</text:span></text:a><text:a xlink:type="simple" xlink:href="#__RefHeading___Toc378694366" text:style-name="Index_20_Link" text:visited-style-name="Index_20_Link"><text:span text:style-name="T8"><text:tab/></text:span></text:a><text:a xlink:type="simple" xlink:href="#__RefHeading___Toc378694366" text:style-name="Index_20_Link" text:visited-style-name="Index_20_Link"><text:span text:style-name="T6">INTRODUÇÃO<text:tab/>11</text:span></text:a></text:p>
          <text:p text:style-name="P7"><text:a xlink:type="simple" xlink:href="#__RefHeading___Toc378694367" text:style-name="Index_20_Link" text:visited-style-name="Index_20_Link"><text:span text:style-name="T6">2</text:span></text:a><text:a xlink:type="simple" xlink:href="#__RefHeading___Toc378694367" text:style-name="Index_20_Link" text:visited-style-name="Index_20_Link"><text:span text:style-name="T8"><text:tab/></text:span></text:a><text:a xlink:type="simple" xlink:href="#__RefHeading___Toc378694367" text:style-name="Index_20_Link" text:visited-style-name="Index_20_Link"><text:span text:style-name="T6">FUNDAMENTAÇÃO TEÓRICA<text:tab/>16</text:span></text:a></text:p>
          <text:p text:style-name="P10"><text:a xlink:type="simple" xlink:href="#__RefHeading___Toc378694369" text:style-name="Index_20_Link" text:visited-style-name="Index_20_Link"><text:span text:style-name="T6">2.1</text:span></text:a><text:a xlink:type="simple" xlink:href="#__RefHeading___Toc378694369" text:style-name="Index_20_Link" text:visited-style-name="Index_20_Link"><text:span text:style-name="T8"><text:tab/></text:span></text:a><text:a xlink:type="simple" xlink:href="#__RefHeading___Toc378694369" text:style-name="Index_20_Link" text:visited-style-name="Index_20_Link"><text:span text:style-name="T6">BASE </text:span></text:a><text:a xlink:type="simple" xlink:href="#__RefHeading___Toc378694369" text:style-name="Index_20_Link" text:visited-style-name="Index_20_Link"><text:span text:style-name="T7">DE DADOS</text:span></text:a><text:a xlink:type="simple" xlink:href="#__RefHeading___Toc378694369" text:style-name="Index_20_Link" text:visited-style-name="Index_20_Link"><text:span text:style-name="T6"><text:tab/>17</text:span></text:a></text:p>
          <text:p text:style-name="P10"><text:a xlink:type="simple" xlink:href="#__RefHeading___Toc378694370" text:style-name="Index_20_Link" text:visited-style-name="Index_20_Link"><text:span text:style-name="T6">2.2</text:span></text:a><text:a xlink:type="simple" xlink:href="#__RefHeading___Toc378694370" text:style-name="Index_20_Link" text:visited-style-name="Index_20_Link"><text:span text:style-name="T8"><text:tab/></text:span></text:a><text:a xlink:type="simple" xlink:href="#__RefHeading___Toc378694370" text:style-name="Index_20_Link" text:visited-style-name="Index_20_Link"><text:span text:style-name="T6">ITEMSET(APRIORI)<text:tab/>17</text:span></text:a></text:p>
          <text:p text:style-name="P10"><text:a xlink:type="simple" xlink:href="#__RefHeading___Toc378694371" text:style-name="Index_20_Link" text:visited-style-name="Index_20_Link"><text:span text:style-name="T6">2.3</text:span></text:a><text:a xlink:type="simple" xlink:href="#__RefHeading___Toc378694371" text:style-name="Index_20_Link" text:visited-style-name="Index_20_Link"><text:span text:style-name="T8"><text:tab/></text:span></text:a><text:a xlink:type="simple" xlink:href="#__RefHeading___Toc378694371" text:style-name="Index_20_Link" text:visited-style-name="Index_20_Link"><text:span text:style-name="T6">REGRA DE ASSOCIAÇÃO<text:tab/>18</text:span></text:a></text:p>
          <text:p text:style-name="P10"><text:a xlink:type="simple" xlink:href="#__RefHeading___Toc378694372" text:style-name="Index_20_Link" text:visited-style-name="Index_20_Link"><text:span text:style-name="T6">2.4</text:span></text:a><text:a xlink:type="simple" xlink:href="#__RefHeading___Toc378694372" text:style-name="Index_20_Link" text:visited-style-name="Index_20_Link"><text:span text:style-name="T8"><text:tab/></text:span></text:a><text:a xlink:type="simple" xlink:href="#__RefHeading___Toc378694372" text:style-name="Index_20_Link" text:visited-style-name="Index_20_Link"><text:span text:style-name="T6">SUPORTE.<text:tab/>18</text:span></text:a></text:p>
          <text:p text:style-name="P10"><text:a xlink:type="simple" xlink:href="#__RefHeading___Toc378694373" text:style-name="Index_20_Link" text:visited-style-name="Index_20_Link"><text:span text:style-name="T6">2.5</text:span></text:a><text:a xlink:type="simple" xlink:href="#__RefHeading___Toc378694373" text:style-name="Index_20_Link" text:visited-style-name="Index_20_Link"><text:span text:style-name="T8"><text:tab/></text:span></text:a><text:a xlink:type="simple" xlink:href="#__RefHeading___Toc378694373" text:style-name="Index_20_Link" text:visited-style-name="Index_20_Link"><text:span text:style-name="T6">CONFIANÇA<text:tab/>19</text:span></text:a></text:p>
          <text:p text:style-name="Standard">3 <text:s text:c="4"/>MÉTRICAS DE REGRAS DE ASSOCIAÇÃO..................................................</text:p>
          <text:p text:style-name="Standard">4 <text:s text:c="4"/>VISUALIZAR MÉTRICAS CALCULADAS..........................................................</text:p>
          <text:p text:style-name="P6"><text:a xlink:type="simple" xlink:href="#__RefHeading___Toc378694374" text:style-name="Index_20_Link" text:visited-style-name="Index_20_Link"><text:span text:style-name="T6">5 <text:s text:c="3"/>CONCLUSÕES E TRABALHOS FUTUROS<text:tab/>20</text:span></text:a></text:p>
          <text:p text:style-name="P6"><text:a xlink:type="simple" xlink:href="#__RefHeading___Toc378694375" text:style-name="Index_20_Link" text:visited-style-name="Index_20_Link"><text:span text:style-name="T6">REFERÊNCIAS BIBLIOGRÁFICAS<text:tab/>21</text:span></text:a></text:p>
        </text:index-body>
      </text:table-of-content>
      <text:p text:style-name="P26"/>
      <text:h text:style-name="P45" text:outline-level="1"><text:bookmark-start text:name="__RefHeading___Toc378694366"/><text:bookmark text:name="CAPITULO1"/>INTRODUÇÃO<text:bookmark-end text:name="__RefHeading___Toc378694366"/></text:h>
      <text:p text:style-name="Standard">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 Sendo assim surgiu a necessidade de se desenvolver métodos de pesquisa para extrair essas informações dando origem então a área de pesquisa de descoberta de conhecimento a partir de base de dados (KDD - Knowlegde Discovery in Databases) ou “Mineração De Dados” (Data Mining). </text:p>
      <text:p text:style-name="Standard">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Standard">As regras de associação são a base deste trabalho e são definidas por revelar todos os padrões de relacionamento entre itens ou atributos, que ocorrem em uma determinada frequência entre eventos correlacionados pertencentes a uma determinada base de dados.</text:p>
      <text:p text:style-name="Standard"/>
      <text:h text:style-name="Heading_20_1" text:outline-level="1"><text:bookmark text:name="CAPITULO1p1"/><text:bookmark text:name="CAPITULO3"/><text:bookmark text:name="CAPITULO2"/><text:soft-page-break/>FUNDAMENTAÇÃO TEÓRICA</text:h>
      <text:h text:style-name="Heading_20_2" text:outline-level="2">BASEs de dados </text:h>
      <text:p text:style-name="Contents_20_1">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estado dos atributos ou variáveis relacionadas) e armazendas nesses bancos de dados que a mineração de dados busca padrões de comportamentos frequentes presentes nessas atividades que representam um conhecimento relevante e de grande importância para essas organizações para poder evoluir seus processos de forma mais correta.Os dados armazenados nessas bases de dados podem ser de vários tipos e representar uma informação qualitativa(expressa uma qualidade da variável ou atributo, ou seja uma caracteristica não mensurável numericamente, ex: cor <text:span text:style-name="T3">→</text:span> azul) ou quantitativa que ainda pode ser discreta(expressa uma quantidade finita ou enumerável relacionada ao atributo, ex: pneus <text:span text:style-name="T3">→ </text:span>4) ou contínua(expressa uma quantidade infinita de possibilidades dentro de um intervalo ou conjunto união de números Reais relacionada ao atributo, ex: peso <text:span text:style-name="T3">→</text:span> 1 Kg). Os diferentes tipos de informação associadas a esses dados determinam as técnicas de mineração de dados que serão utilizadas para a obtenção do conhecimento pretendido na base de dados. O objeto de estudo desse trabalho são regras de associação, sendo assim definimos como exemplo para essa base de dados como sendo um conjunto de atributos que podem assumir um valor binário(0 <text:span text:style-name="T3">→ não está contido, 1 → está contido) que estão presentes em cada registro desse banco de dados.</text:span></text:p>
      <text:h text:style-name="Heading_20_2" text:outline-level="2"><text:soft-page-break/>ITEMSET(APRIORI)</text:h>
      <text:p text:style-name="P9"><text:tab/><text:span text:style-name="T38">Muitas empresas mantem </text:span><text:span text:style-name="T19">os dados de</text:span><text:span text:style-name="T38"> suas operações registrados em bases de dados. </text:span><text:span text:style-name="T19">Um tipo de registro muito comum é </text:span><text:span text:style-name="T21">a</text:span><text:span text:style-name="T19"> </text:span><text:span text:style-name="T20">“</text:span><text:span text:style-name="T28">Basket D</text:span><text:span text:style-name="T29">ata</text:span><text:span text:style-name="T28">”,</text:span><text:span text:style-name="T31"> que são </text:span><text:span text:style-name="T33">dados de</text:span><text:span text:style-name="T32"> </text:span><text:span text:style-name="T19">transações feitas em caixas de supermercados, farmácias </text:span><text:span text:style-name="T20">e afins.</text:span><text:span text:style-name="T39"> </text:span><text:span text:style-name="T20">Cada transação é</text:span><text:span text:style-name="T39"> registrada </text:span><text:span text:style-name="T20">com</text:span><text:span text:style-name="T39"> um identificador único, </text:span><text:span text:style-name="T20">e</text:span><text:span text:style-name="T39"> geralmente </text:span><text:span text:style-name="T20">um conjunto de itens (produtos) que fizeram parte da compra. C</text:span><text:span text:style-name="T21">ada tupla dessa base de dados represanta uma única transação, e contém um set de itens que chamamos de “</text:span><text:span text:style-name="T40">Itemset” </text:span><text:a xlink:type="simple" xlink:href="https://rakesh.agrawal-family.com/papers/sigmod93assoc.pdf" text:style-name="Internet_20_link" text:visited-style-name="Visited_20_Internet_20_Link"><text:span text:style-name="T39">[1]</text:span></text:a><text:span text:style-name="T39">.</text:span></text:p>
      <text:h text:style-name="P36" text:outline-level="2">REGRA DE ASSOCIAÇÃO</text:h>
      <text:p text:style-name="P8"><text:span text:style-name="T9"><text:tab/>Regra de associação é um conceito introduzido em 1993 por </text:span>Rakesh Agrawal, Tomasz Imieliński <text:span text:style-name="T11">e </text:span>Arun Swami <text:a xlink:type="simple" xlink:href="https://rakesh.agrawal-family.com/papers/sigmod93assoc.pdf" text:style-name="Internet_20_link" text:visited-style-name="Visited_20_Internet_20_Link"><text:span text:style-name="T42">[2]</text:span></text:a>, <text:span text:style-name="T10">que </text:span><text:span text:style-name="T11">d</text:span><text:span text:style-name="T18">escreve</text:span><text:span text:style-name="T10"> relações entre itemsets, e consiste em declarações da seguinte forma:</text:span></text:p>
      <text:p text:style-name="P8"><text:span text:style-name="T35"><text:tab/></text:span><text:span text:style-name="T12">X→</text:span><text:span text:style-name="T13">Y</text:span></text:p>
      <text:p text:style-name="P8"><text:span text:style-name="T35"><text:s/>onde </text:span><text:span text:style-name="T12">X</text:span><text:span text:style-name="T13"> </text:span><text:span text:style-name="T16">(antecedente) </text:span><text:span text:style-name="T13">e Y </text:span><text:span text:style-name="T16">(consequente)</text:span><text:span text:style-name="T35"> </text:span><text:span text:style-name="T11">representam</text:span><text:span text:style-name="T10"> </text:span><text:span text:style-name="T11">c</text:span><text:span text:style-name="T13">onjuntos disjuntos de itens </text:span><text:span text:style-name="T14">de uma </text:span><text:span text:style-name="T15">mesma </text:span><text:span text:style-name="T14">transação.</text:span></text:p>
      <text:p text:style-name="P28"><text:span text:style-name="T14"/></text:p>
      <text:p text:style-name="P28"><text:span text:style-name="T13"><text:tab/></text:span><text:span text:style-name="T15">E</text:span><text:span text:style-name="T16">las simbolizam padrões existentes em transações de uma base de dados, nas quais </text:span><text:span text:style-name="T17">a existência d</text:span><text:span text:style-name="T16">o termo antecedente implica em uma tendencia </text:span><text:span text:style-name="T17">à existência</text:span><text:span text:style-name="T16"> </text:span><text:span text:style-name="T17">do </text:span><text:span text:style-name="T16">termo consequente. </text:span><text:span text:style-name="T27">A</text:span><text:span text:style-name="T36">s transações </text:span><text:span text:style-name="T27">que contém</text:span><text:span text:style-name="T37"> o termo antecedente </text:span><text:span text:style-name="T27">t</text:span><text:span text:style-name="T37">endem a conter tambem o consequente.</text:span></text:p>
      <text:p text:style-name="P44"/>
      <text:h text:style-name="P37" text:outline-level="2">SUPORTE</text:h>
      <text:p text:style-name="P29"><text:span text:style-name="T44"><text:tab/>Conceito também introduzido em 1993 </text:span><text:a xlink:type="simple" xlink:href="https://rakesh.agrawal-family.com/papers/sigmod93assoc.pdf" text:style-name="Internet_20_link" text:visited-style-name="Visited_20_Internet_20_Link"><text:span text:style-name="T44">[1]</text:span></text:a><text:span text:style-name="T44">. Representa a quantidade de itemsets na base de dados que apoiam uma regra. </text:span><text:span text:style-name="T24">É</text:span><text:span text:style-name="T44"> a frequencia com a qual um objeto X aparece em tupla t de um</text:span><text:span text:style-name="T24">a </text:span><text:span text:style-name="T25">base </text:span><text:span text:style-name="T26">de dados </text:span><text:span text:style-name="T44">D.</text:span></text:p>
      <text:p text:style-name="P29"/>
      <text:p text:style-name="P29"><text:span text:style-name="T43"><text:tab/></text:span><text:span text:style-name="T22">D</text:span><text:span text:style-name="T23">ado uma base de dados D, um </text:span><text:span text:style-name="T30">Itemset</text:span><text:span text:style-name="T34"> </text:span><text:span text:style-name="T30">t, </text:span><text:span text:style-name="T34">e um objeto X, pode ser </text:span><text:span text:style-name="T41">representado</text:span><text:span text:style-name="T43"> por:</text:span></text:p>
      <text:p text:style-name="P29"><text:tab/><draw:frame draw:style-name="fr2" draw:name="Object1" text:anchor-type="as-char" svg:y="-0.2535in" svg:width="2.7in" svg:height="0.4118in" draw:z-index="5"><draw:object xlink:href="./Object 1" xlink:type="simple" xlink:show="embed" xlink:actuate="onLoad"/><draw:image xlink:href="./ObjectReplacements/Object 1" xlink:type="simple" xlink:show="embed" xlink:actuate="onLoad"/><svg:desc>formula</svg:desc></draw:frame></text:p>
      <text:h text:style-name="P38" text:outline-level="2">CONFIANÇA</text:h>
      <text:p text:style-name="P40"><text:span text:style-name="T46"><text:tab/>É Dada pelo suporte da regra (Quantidade de transações que contem tanto o termo antecedente quanto o consequente) dividido pelo suporte do termo consequente. </text:span></text:p>
      <text:p text:style-name="P40"><text:span text:style-name="T46"><text:tab/>Expressa a frequência em que a regra é verdadeira.</text:span></text:p>
      <text:p text:style-name="P40"/>
      <text:p text:style-name="P30"><text:tab/>É representada por:</text:p>
      <text:p text:style-name="P30"><text:tab/><draw:frame draw:style-name="fr3" draw:name="Object2" text:anchor-type="as-char" svg:y="-0.2626in" svg:width="5.3366in" svg:height="0.4291in" draw:z-index="6"><draw:object xlink:href="./Object 2" xlink:type="simple" xlink:show="embed" xlink:actuate="onLoad"/><draw:image xlink:href="./ObjectReplacements/Object 2" xlink:type="simple" xlink:show="embed" xlink:actuate="onLoad"/><svg:desc>formula</svg:desc></draw:frame></text:p>
      <text:h text:style-name="Heading_20_1" text:outline-level="1"><text:soft-page-break/>MÉTRICAS DE REGRAS DE ASSOCIAÇÃO</text:h>
      <text:h text:style-name="Heading_20_1" text:outline-level="1">VISUALIZAR MÉTRICAS CALCULADAS</text:h>
      <text:p text:style-name="P27"/>
      <text:h text:style-name="Heading_20_1" text:outline-level="1">CONCLUSÕES E TRABALHOS FUTUROS</text:h>
      <text:p text:style-name="P34"><text:tab/></text:p>
      <text:p text:style-name="P17">REFERÊNCIAS BIBLIOGRÁFIC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ource Serif Pro" svg:font-family="'Source Serif Pro'" style:font-family-generic="roman"/>
    <style:font-face style:name="Droid Sans Devanagari1" svg:font-family="'Droid Sans Devanagari'" style:font-family-generic="swiss"/>
    <style:font-face style:name="SimSun" svg:font-family="SimSun, 宋体"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874in"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1665in" fo:margin-bottom="0.1665in"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0.722in" fo:margin-bottom="0.5in"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0.5in" fo:margin-bottom="0.5in"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0.5in" fo:margin-bottom="0.5in"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0.5in" fo:margin-bottom="0.5in"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0.7008in" fo:margin-right="0in" fo:margin-top="0.5in" fo:margin-bottom="0.5in" loext:contextual-spacing="false" fo:line-height="200%" fo:text-indent="-0.7008in"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0.7992in" fo:margin-right="0in" fo:margin-top="0.5in" fo:margin-bottom="0.5in" loext:contextual-spacing="false" fo:text-indent="-0.7992in"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9016in" fo:margin-right="0in" fo:margin-top="0.5in" fo:margin-bottom="0.5in" loext:contextual-spacing="false" fo:text-indent="-0.9016in"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0.5in" fo:margin-bottom="0.5in"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1.0984in" fo:margin-right="0in" fo:margin-top="0.5in" fo:margin-bottom="0.5in" loext:contextual-spacing="false" fo:text-indent="-1.0984in"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_30_5_20_-_20_Tabela_20_à_20_esquerda" style:display-name="05 - Tabela à esquerda" style:family="paragraph" style:parent-style-name="Standard">
      <style:paragraph-properties fo:margin-top="0.0138in" fo:margin-bottom="0.0138in"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138in" fo:margin-bottom="0.0138in"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_30_7_20_-_20_Folha_20_de_20_Rosto" style:display-name="07 - Folha de Rosto" style:family="paragraph" style:parent-style-name="Standard">
      <style:paragraph-properties fo:margin-top="0in" fo:margin-bottom="0.0835in"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2.3626in" fo:margin-right="0in" fo:text-indent="0in" style:auto-text-indent="false"/>
      <style:text-properties fo:font-style="italic" style:font-style-asian="italic"/>
    </style:style>
    <style:style style:name="_30_5_20_-_20_Tabela_20_fonte" style:display-name="05 - Tabela fonte" style:family="paragraph" style:parent-style-name="Standard">
      <style:paragraph-properties fo:margin-top="0.0835in" fo:margin-bottom="0in"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2.961in" fo:margin-right="0in" fo:text-indent="0in"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in" fo:margin-right="0in" fo:line-height="150%" fo:text-indent="0.4925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in" fo:margin-right="0in" fo:text-indent="0.5984in" style:auto-text-indent="false"/>
    </style:style>
    <style:style style:name="REFERÊNCIA_20_BIBLIOGRÁFICA" style:display-name="REFERÊNCIA BIBLIOGRÁFICA" style:family="paragraph" style:parent-style-name="Heading_20_1" style:default-outline-level="" style:list-style-name="">
      <style:paragraph-properties fo:margin-left="0in" fo:margin-right="0in" fo:text-align="center" style:justify-single-word="false" fo:text-indent="0in"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1.5752in" fo:margin-right="0in" fo:line-height="100%" fo:text-indent="0in" style:auto-text-indent="false"/>
      <style:text-properties fo:font-size="10pt" style:font-size-asian="10pt"/>
    </style:style>
    <style:style style:name="Estilo1" style:family="paragraph" style:parent-style-name="Heading_20_1" style:default-outline-level="" style:list-style-name="">
      <style:paragraph-properties fo:margin-top="0.7362in" fo:margin-bottom="0.5in" loext:contextual-spacing="false"/>
    </style:style>
    <style:style style:name="Conteudo_20_Referências_20_Bibliográficas" style:display-name="Conteudo Referências Bibliográficas" style:family="paragraph" style:parent-style-name="Standard" style:list-style-name="WW8Num17">
      <style:paragraph-properties fo:margin-left="0in" fo:margin-right="0in" fo:text-indent="0in" style:auto-text-indent="false"/>
    </style:style>
    <style:style style:name="ANEXOS" style:family="paragraph" style:parent-style-name="NOME_20_AUTOR">
      <style:paragraph-properties fo:margin-top="0.722in" fo:margin-bottom="0.5in"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0.722in" fo:margin-bottom="0.5in"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3752in" fo:margin-bottom="0in"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1.2598in" fo:margin-right="0in" fo:text-indent="-1.2598in"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0693in" fo:margin-bottom="0.0827in"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0.6972in" fo:text-indent="-0.5in" fo:margin-left="0.6972in"/>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5in" style:dynamic-spacing="true"/>
      </style:header-style>
      <style:footer-style/>
    </style:page-layout>
    <style:page-layout style:name="Mpm2" style:page-usage="right">
      <style:page-layout-properties fo:page-width="8.2681in" fo:page-height="11.6929in" style:num-format="1" style:print-orientation="portrait" fo:margin-top="0.6299in" fo:margin-bottom="1.063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26in" style:dynamic-spacing="true"/>
      </style:header-style>
      <style:footer-style/>
    </style:page-layout>
    <style:page-layout style:name="Mpm3">
      <style:page-layout-properties fo:page-width="8.2681in" fo:page-height="11.6929in" style:num-format="1" style:print-orientation="portrait" fo:margin-top="0.6299in" fo:margin-bottom="1.063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26in"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08in" draw:z-index="0"><draw:text-box fo:min-height="0.0228in" fo:min-width="0.0161in"><text:p text:style-name="Standard"><text:span text:style-name="Page_20_Number"><text:page-number text:select-page="current">13</text:page-number></text:span></text:p></draw:text-box></draw:frame></text:p>
      </style:header>
    </style:master-page>
    <style:master-page style:name="Convert_20_2" style:display-name="Convert 2" style:page-layout-name="Mpm3">
      <style:header>
        <text:p text:style-name="MP2"><draw:frame draw:style-name="Mfr1" draw:name="Frame2" text:anchor-type="paragraph" svg:y="0.0008in" draw:z-index="4"><draw:text-box fo:min-height="0.0228in" fo:min-width="0.0161in"><text:p text:style-name="Standard"><text:span text:style-name="Page_20_Number"><text:page-number text:select-page="current">17</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08-27T22:36:48.622064882</dc:date>
    <meta:print-date>1999-07-09T08:15:00</meta:print-date>
    <meta:editing-cycles>25</meta:editing-cycles>
    <meta:editing-duration>PT12H7M4S</meta:editing-duration>
    <meta:generator>LibreOffice/6.2.5.2$Linux_X86_64 LibreOffice_project/20$Build-2</meta:generator>
    <meta:document-statistic meta:table-count="0" meta:image-count="0" meta:object-count="2" meta:page-count="17" meta:paragraph-count="85" meta:word-count="1402" meta:character-count="9347" meta:non-whitespace-character-count="7997"/>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text>|{</mtext>
            <mi>t</mi>
            <mi mathvariant="normal">∈</mi>
            <mi>D</mi>
            <mi>;</mi>
            <mi>X</mi>
            <mi mathvariant="normal">∈</mi>
            <mi>t</mi>
            <mtext>}|</mtext>
          </mrow>
          <mtext>|D|</mtext>
        </mfrac>
        <mo stretchy="false">=</mo>
        <mi>P</mi>
      </mrow>
      <mrow>
        <mo fence="true" stretchy="false">(</mo>
        <mrow>
          <mi>X</mi>
        </mrow>
        <mo fence="true" stretchy="false">)</mo>
      </mrow>
    </mrow>
    <annotation encoding="StarMath 5.0">supp(X) = {"|{" t %element D; X %element t"}|"} over {"|D|"} = P( X)</annotation>
  </semantics>
</math>
</file>

<file path=Object 2/content.xml><?xml version="1.0" encoding="utf-8"?>
<math xmlns="http://www.w3.org/1998/Math/MathML" display="block">
  <semantics>
    <mrow>
      <mi mathvariant="italic">Conf</mi>
      <mrow>
        <mrow>
          <mo fence="true" stretchy="false">(</mo>
          <mrow>
            <mrow>
              <mi>X</mi>
              <mtext>=&gt;</mtext>
              <mi>Y</mi>
            </mrow>
          </mrow>
          <mo fence="true" stretchy="false">)</mo>
        </mrow>
        <mo stretchy="false">=</mo>
        <mfrac>
          <mrow>
            <mi mathvariant="italic">supp</mi>
            <mrow>
              <mo fence="true" stretchy="false">(</mo>
              <mrow>
                <mrow>
                  <mi>X</mi>
                  <mtext>=&gt;</mtext>
                  <mi>Y</mi>
                </mrow>
              </mrow>
              <mo fence="true" stretchy="false">)</mo>
            </mrow>
          </mrow>
          <mrow>
            <mi mathvariant="italic">supp</mi>
            <mrow>
              <mo fence="true" stretchy="false">(</mo>
              <mrow>
                <mi>Y</mi>
              </mrow>
              <mo fence="true" stretchy="false">)</mo>
            </mrow>
          </mrow>
        </mfrac>
        <mo stretchy="false">=</mo>
        <mfrac>
          <mrow>
            <mi mathvariant="italic">supp</mi>
            <mrow>
              <mo fence="true" stretchy="false">(</mo>
              <mrow>
                <mrow>
                  <mi>X</mi>
                  <mo stretchy="false">∪</mo>
                  <mi>Y</mi>
                </mrow>
              </mrow>
              <mo fence="true" stretchy="false">)</mo>
            </mrow>
          </mrow>
          <mrow>
            <mi mathvariant="italic">supp</mi>
            <mrow>
              <mo fence="true" stretchy="false">(</mo>
              <mrow>
                <mi>X</mi>
              </mrow>
              <mo fence="true" stretchy="false">)</mo>
            </mrow>
          </mrow>
        </mfrac>
        <mo stretchy="false">=</mo>
        <mfrac>
          <mrow>
            <mi>P</mi>
            <mrow>
              <mo fence="true" stretchy="false">(</mo>
              <mrow>
                <mrow>
                  <mi>X</mi>
                  <mo stretchy="false">∩</mo>
                  <mi>Y</mi>
                </mrow>
              </mrow>
              <mo fence="true" stretchy="false">)</mo>
            </mrow>
          </mrow>
          <mrow>
            <mi>P</mi>
            <mrow>
              <mo fence="true" stretchy="false">(</mo>
              <mrow>
                <mi>X</mi>
              </mrow>
              <mo fence="true" stretchy="false">)</mo>
            </mrow>
          </mrow>
        </mfrac>
        <mo stretchy="false">=</mo>
        <mi>P</mi>
      </mrow>
      <mrow>
        <mo fence="true" stretchy="false">(</mo>
        <mrow>
          <mrow>
            <mi>X</mi>
            <mtext>|</mtext>
            <mi>Y</mi>
          </mrow>
        </mrow>
        <mo fence="true" stretchy="false">)</mo>
      </mrow>
    </mrow>
    <annotation encoding="StarMath 5.0">Conf(X"=&gt;"Y) = {supp( X"=&gt;"Y)} over { supp(Y) } = {supp(X union Y)} over {supp(X)}= { P( X intersection Y )} over {P(X)} = P( X"|"Y )</annotation>
  </semantics>
</math>
</file>